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Назва роботи</text:h>
      <text:p>Курсова / Лабораторна робота</text:p>
      <text:p>Виконав(ла): ___________________________</text:p>
      <text:p>Перевірив(ла): _________________________</text:p>
      <text:p>Місто ________ 2025 р.</text:p>
      <text:h text:outline-level="1">Зміст</text:h>
      <text:p>1 Вступ ..................................... 3</text:p>
      <text:p>2 Перший розділ ............................ 4</text:p>
      <text:p>  2.1 Підрозділ першого розділу ........... 5</text:p>
      <text:p>3 Останній розділ ......................... 6</text:p>
      <text:p>  3.1 Підрозділ останнього розділу ........ 7</text:p>
      <text:p>4 Висновки ................................ 8</text:p>
      <text:p>5 Список літератури ....................... 9</text:p>
      <text:p>6 Додатки .................................. 10</text:p>
      <text:p>7 Предметний покажчик .................... 11</text:p>
      <text:h text:outline-level="1">Вступ</text:h>
      <text:p>............................................................................................</text:p>
      <text:p>............................................................................................</text:p>
      <text:h text:outline-level="1">1. Перший розділ</text:h>
      <text:p>............................................................................................</text:p>
      <text:h text:outline-level="2">1.1. Підрозділ першого розділу</text:h>
      <text:p>............................................................................................</text:p>
      <text:h text:outline-level="1">2. Останній розділ</text:h>
      <text:p>............................................................................................</text:p>
      <text:h text:outline-level="2">2.1. Підрозділ останнього розділу</text:h>
      <text:p>............................................................................................</text:p>
      <text:h text:outline-level="1">Висновки</text:h>
      <text:p>............................................................................................</text:p>
      <text:h text:outline-level="1">Список літератури</text:h>
      <text:p>1. ......................................................................................</text:p>
      <text:p>2. ......................................................................................</text:p>
      <text:h text:outline-level="1">Додатки</text:h>
      <text:p>Додаток A ..........................................................................</text:p>
      <text:p>Додаток B ..........................................................................</text:p>
      <text:h text:outline-level="1">Предметний покажчик</text:h>
      <text:p>..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